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layout-cache" manifest:media-type="application/binary"/>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Unifont" svg:font-family="Unifont" style:font-family-generic="system" style:font-pitch="variable"/>
  </office:font-face-decls>
  <office:automatic-styles>
    <style:style style:name="P1" style:family="paragraph" style:parent-style-name="Standard">
      <style:paragraph-properties fo:text-align="center" style:justify-single-word="false"/>
      <style:text-properties officeooo:rsid="00148e34" officeooo:paragraph-rsid="00148e34"/>
    </style:style>
    <style:style style:name="P2" style:family="paragraph" style:parent-style-name="Standard">
      <style:paragraph-properties fo:text-align="start" style:justify-single-word="false"/>
      <style:text-properties fo:font-weight="bold" officeooo:rsid="00148e34" officeooo:paragraph-rsid="00148e34" style:font-weight-asian="bold" style:font-weight-complex="bold"/>
    </style:style>
    <style:style style:name="P3" style:family="paragraph" style:parent-style-name="Standard">
      <style:paragraph-properties fo:text-align="start" style:justify-single-word="false"/>
      <style:text-properties fo:font-weight="normal" officeooo:rsid="00164db1" officeooo:paragraph-rsid="00164db1" style:font-weight-asian="normal" style:font-weight-complex="normal"/>
    </style:style>
    <style:style style:name="P4" style:family="paragraph" style:parent-style-name="Standard">
      <style:paragraph-properties fo:text-align="start" style:justify-single-word="false"/>
      <style:text-properties fo:font-weight="normal" officeooo:rsid="0017cf9d" officeooo:paragraph-rsid="0017cf9d" style:font-weight-asian="normal" style:font-weight-complex="normal"/>
    </style:style>
    <style:style style:name="P5" style:family="paragraph" style:parent-style-name="Standard">
      <style:paragraph-properties fo:text-align="start" style:justify-single-word="false"/>
      <style:text-properties fo:font-weight="normal" officeooo:rsid="0017cf9d" officeooo:paragraph-rsid="002bc052" style:font-weight-asian="normal" style:font-weight-complex="normal"/>
    </style:style>
    <style:style style:name="P6" style:family="paragraph" style:parent-style-name="Standard">
      <style:paragraph-properties fo:text-align="start" style:justify-single-word="false"/>
      <style:text-properties fo:font-weight="normal" officeooo:rsid="00193c6a" officeooo:paragraph-rsid="00193c6a" style:font-weight-asian="normal" style:font-weight-complex="normal"/>
    </style:style>
    <style:style style:name="P7" style:family="paragraph" style:parent-style-name="Standard">
      <style:paragraph-properties fo:margin-left="0.4925in" fo:margin-right="0in" fo:text-align="start" style:justify-single-word="false" fo:text-indent="0in" style:auto-text-indent="false"/>
      <style:text-properties fo:font-weight="normal" officeooo:rsid="00189726" officeooo:paragraph-rsid="00189726" style:font-weight-asian="normal" style:font-weight-complex="normal"/>
    </style:style>
    <style:style style:name="P8" style:family="paragraph" style:parent-style-name="Standard">
      <style:paragraph-properties fo:margin-left="0.4925in" fo:margin-right="0in" fo:text-align="start" style:justify-single-word="false" fo:text-indent="0in" style:auto-text-indent="false"/>
      <style:text-properties style:text-position="0% 100%" fo:font-weight="normal" officeooo:rsid="001b347a" officeooo:paragraph-rsid="001b347a" style:font-weight-asian="normal" style:font-weight-complex="normal"/>
    </style:style>
    <style:style style:name="P9" style:family="paragraph" style:parent-style-name="Standard">
      <style:paragraph-properties fo:margin-left="0in" fo:margin-right="0in" fo:text-align="start" style:justify-single-word="false" fo:text-indent="0in" style:auto-text-indent="false"/>
      <style:text-properties fo:font-weight="normal" officeooo:rsid="00189726" officeooo:paragraph-rsid="00189726" style:font-weight-asian="normal" style:font-weight-complex="normal"/>
    </style:style>
    <style:style style:name="P10" style:family="paragraph" style:parent-style-name="Standard">
      <style:paragraph-properties fo:margin-left="0in" fo:margin-right="0in" fo:text-align="start" style:justify-single-word="false" fo:text-indent="0in" style:auto-text-indent="false"/>
      <style:text-properties fo:font-weight="normal" officeooo:rsid="00293080" officeooo:paragraph-rsid="00293080" style:font-weight-asian="normal" style:font-weight-complex="normal"/>
    </style:style>
    <style:style style:name="P11" style:family="paragraph" style:parent-style-name="Standard">
      <style:paragraph-properties fo:margin-left="0in" fo:margin-right="0in" fo:text-align="start" style:justify-single-word="false" fo:text-indent="0in" style:auto-text-indent="false"/>
      <style:text-properties fo:font-weight="normal" officeooo:rsid="002a531f" officeooo:paragraph-rsid="002a531f" style:font-weight-asian="normal" style:font-weight-complex="normal"/>
    </style:style>
    <style:style style:name="P12" style:family="paragraph" style:parent-style-name="Standard">
      <style:paragraph-properties fo:margin-left="0in" fo:margin-right="0in" fo:text-align="start" style:justify-single-word="false" fo:text-indent="0in" style:auto-text-indent="false"/>
      <style:text-properties fo:font-weight="normal" officeooo:rsid="002f7982" officeooo:paragraph-rsid="002f7982" style:font-weight-asian="normal" style:font-weight-complex="normal"/>
    </style:style>
    <style:style style:name="P13" style:family="paragraph" style:parent-style-name="Standard">
      <style:paragraph-properties fo:margin-left="0in" fo:margin-right="0in" fo:text-align="start" style:justify-single-word="false" fo:text-indent="0in" style:auto-text-indent="false"/>
      <style:text-properties fo:font-weight="bold" officeooo:rsid="00189726" officeooo:paragraph-rsid="00189726" style:font-weight-asian="bold" style:font-weight-complex="bold"/>
    </style:style>
    <style:style style:name="P14" style:family="paragraph" style:parent-style-name="Standard">
      <style:paragraph-properties fo:margin-left="0in" fo:margin-right="0in" fo:text-align="start" style:justify-single-word="false" fo:text-indent="0in" style:auto-text-indent="false"/>
      <style:text-properties fo:font-weight="bold" officeooo:rsid="001d26a3" officeooo:paragraph-rsid="001d26a3" style:font-weight-asian="bold" style:font-weight-complex="bold"/>
    </style:style>
    <style:style style:name="P15" style:family="paragraph" style:parent-style-name="Standard">
      <style:paragraph-properties fo:margin-left="0in" fo:margin-right="0in" fo:text-align="start" style:justify-single-word="false" fo:text-indent="0in" style:auto-text-indent="false"/>
      <style:text-properties fo:font-weight="bold" officeooo:rsid="00212e8e" officeooo:paragraph-rsid="0021410c" style:font-weight-asian="bold" style:font-weight-complex="bold"/>
    </style:style>
    <style:style style:name="P16" style:family="paragraph" style:parent-style-name="Standard">
      <style:paragraph-properties fo:margin-left="0in" fo:margin-right="0in" fo:text-align="start" style:justify-single-word="false" fo:text-indent="0in" style:auto-text-indent="false"/>
      <style:text-properties fo:font-weight="bold" officeooo:rsid="0021410c" officeooo:paragraph-rsid="0021410c" style:font-weight-asian="bold" style:font-weight-complex="bold"/>
    </style:style>
    <style:style style:name="P17" style:family="paragraph" style:parent-style-name="Standard">
      <style:paragraph-properties fo:margin-left="0in" fo:margin-right="0in" fo:text-align="start" style:justify-single-word="false" fo:text-indent="0in" style:auto-text-indent="false"/>
      <style:text-properties fo:font-weight="bold" officeooo:rsid="0021410c" officeooo:paragraph-rsid="00231b2b" style:font-weight-asian="bold" style:font-weight-complex="bold"/>
    </style:style>
    <style:style style:name="P18" style:family="paragraph" style:parent-style-name="Standard">
      <style:paragraph-properties fo:margin-left="0in" fo:margin-right="0in" fo:text-align="start" style:justify-single-word="false" fo:text-indent="0in" style:auto-text-indent="false"/>
      <style:text-properties fo:font-weight="bold" officeooo:rsid="002f7982" officeooo:paragraph-rsid="002f7982" style:font-weight-asian="bold" style:font-weight-complex="bold"/>
    </style:style>
    <style:style style:name="P19" style:family="paragraph" style:parent-style-name="Standard">
      <style:paragraph-properties fo:margin-left="0in" fo:margin-right="0in" fo:text-align="start" style:justify-single-word="false" fo:text-indent="0in" style:auto-text-indent="false"/>
      <style:text-properties style:text-position="0% 100%" fo:font-weight="normal" officeooo:rsid="001b347a" officeooo:paragraph-rsid="001b347a" style:font-weight-asian="normal" style:font-weight-complex="normal"/>
    </style:style>
    <style:style style:name="P20" style:family="paragraph" style:parent-style-name="Standard">
      <style:paragraph-properties fo:margin-left="0in" fo:margin-right="0in" fo:text-align="start" style:justify-single-word="false" fo:text-indent="0in" style:auto-text-indent="false"/>
      <style:text-properties style:text-position="0% 100%" fo:font-weight="normal" officeooo:rsid="001d26a3" officeooo:paragraph-rsid="001d26a3" style:font-weight-asian="normal" style:font-weight-complex="normal"/>
    </style:style>
    <style:style style:name="P21" style:family="paragraph" style:parent-style-name="Standard">
      <style:paragraph-properties fo:margin-left="0in" fo:margin-right="0in" fo:text-align="start" style:justify-single-word="false" fo:text-indent="0in" style:auto-text-indent="false"/>
      <style:text-properties style:text-position="0% 100%" fo:font-weight="normal" officeooo:rsid="001f8e58" officeooo:paragraph-rsid="001d26a3" style:font-weight-asian="normal" style:font-weight-complex="normal"/>
    </style:style>
    <style:style style:name="P22" style:family="paragraph" style:parent-style-name="Standard">
      <style:paragraph-properties fo:margin-left="0in" fo:margin-right="0in" fo:text-align="start" style:justify-single-word="false" fo:text-indent="0in" style:auto-text-indent="false"/>
      <style:text-properties style:text-position="0% 100%" fo:font-weight="normal" officeooo:rsid="0021410c" officeooo:paragraph-rsid="0021410c" style:font-weight-asian="normal" style:font-weight-complex="normal"/>
    </style:style>
    <style:style style:name="P23" style:family="paragraph" style:parent-style-name="Standard">
      <style:paragraph-properties fo:margin-left="0in" fo:margin-right="0in" fo:text-align="start" style:justify-single-word="false" fo:text-indent="0in" style:auto-text-indent="false"/>
      <style:text-properties style:text-position="0% 100%" fo:font-weight="normal" officeooo:rsid="00212e8e" officeooo:paragraph-rsid="00212e8e" style:font-weight-asian="normal" style:font-weight-complex="normal"/>
    </style:style>
    <style:style style:name="P24" style:family="paragraph" style:parent-style-name="Standard">
      <style:paragraph-properties fo:margin-left="0in" fo:margin-right="0in" fo:text-align="start" style:justify-single-word="false" fo:text-indent="0in" style:auto-text-indent="false"/>
      <style:text-properties style:text-position="0% 100%" fo:font-weight="normal" officeooo:rsid="00231b2b" officeooo:paragraph-rsid="00231b2b" style:font-weight-asian="normal" style:font-weight-complex="normal"/>
    </style:style>
    <style:style style:name="P25" style:family="paragraph" style:parent-style-name="Standard">
      <style:paragraph-properties fo:margin-left="0in" fo:margin-right="0in" fo:text-align="start" style:justify-single-word="false" fo:text-indent="0in" style:auto-text-indent="false"/>
      <style:text-properties style:text-position="0% 100%" fo:font-weight="normal" officeooo:rsid="002dafaf" officeooo:paragraph-rsid="002f7982" style:font-weight-asian="normal" style:font-weight-complex="normal"/>
    </style:style>
    <style:style style:name="P26" style:family="paragraph" style:parent-style-name="Standard">
      <style:paragraph-properties fo:margin-left="0in" fo:margin-right="0in" fo:text-align="start" style:justify-single-word="false" fo:text-indent="0in" style:auto-text-indent="false"/>
      <style:text-properties style:text-position="0% 100%" fo:font-weight="normal" officeooo:rsid="002f7982" officeooo:paragraph-rsid="002f7982" style:font-weight-asian="normal" style:font-weight-complex="normal"/>
    </style:style>
    <style:style style:name="P27" style:family="paragraph" style:parent-style-name="Standard">
      <style:paragraph-properties fo:margin-left="0in" fo:margin-right="0in" fo:text-align="start" style:justify-single-word="false" fo:text-indent="0in" style:auto-text-indent="false"/>
      <style:text-properties style:text-position="0% 100%" fo:font-weight="bold" officeooo:rsid="001d26a3" officeooo:paragraph-rsid="001d26a3" style:font-weight-asian="bold" style:font-weight-complex="bold"/>
    </style:style>
    <style:style style:name="P28" style:family="paragraph" style:parent-style-name="Standard">
      <style:paragraph-properties fo:margin-left="0.9846in" fo:margin-right="0in" fo:text-align="start" style:justify-single-word="false" fo:text-indent="0in" style:auto-text-indent="false"/>
      <style:text-properties style:text-position="0% 100%" fo:font-weight="normal" officeooo:rsid="001b347a" officeooo:paragraph-rsid="001b347a" style:font-weight-asian="normal" style:font-weight-complex="normal"/>
    </style:style>
    <style:style style:name="P29" style:family="paragraph" style:parent-style-name="Standard" style:list-style-name="L2">
      <style:paragraph-properties fo:text-align="start" style:justify-single-word="false"/>
      <style:text-properties fo:font-weight="bold" officeooo:rsid="00189726" officeooo:paragraph-rsid="00189726" style:font-weight-asian="bold" style:font-weight-complex="bold"/>
    </style:style>
    <style:style style:name="P30" style:family="paragraph" style:parent-style-name="Standard" style:list-style-name="L2">
      <style:paragraph-properties fo:text-align="start" style:justify-single-word="false"/>
      <style:text-properties fo:font-weight="bold" officeooo:rsid="00193c6a" officeooo:paragraph-rsid="00193c6a" style:font-weight-asian="bold" style:font-weight-complex="bold"/>
    </style:style>
    <style:style style:name="P31" style:family="paragraph" style:parent-style-name="Standard" style:list-style-name="L3">
      <style:paragraph-properties fo:text-align="start" style:justify-single-word="false"/>
      <style:text-properties fo:font-weight="bold" officeooo:rsid="00193c6a" officeooo:paragraph-rsid="00193c6a" style:font-weight-asian="bold" style:font-weight-complex="bold"/>
    </style:style>
    <style:style style:name="P32" style:family="paragraph" style:parent-style-name="Standard" style:list-style-name="L4">
      <style:paragraph-properties fo:text-align="start" style:justify-single-word="false"/>
      <style:text-properties style:text-position="0% 100%" fo:font-weight="normal" officeooo:rsid="0021410c" officeooo:paragraph-rsid="0021410c" style:font-weight-asian="normal" style:font-weight-complex="normal"/>
    </style:style>
    <style:style style:name="P33" style:family="paragraph" style:parent-style-name="Standard">
      <style:paragraph-properties fo:text-align="center" style:justify-single-word="false"/>
      <style:text-properties officeooo:paragraph-rsid="00148e34"/>
    </style:style>
    <style:style style:name="P34" style:family="paragraph" style:parent-style-name="Standard">
      <style:paragraph-properties fo:margin-left="0in" fo:margin-right="0in" fo:text-align="start" style:justify-single-word="false" fo:text-indent="0in" style:auto-text-indent="false"/>
      <style:text-properties fo:font-weight="normal" officeooo:rsid="002a531f" officeooo:paragraph-rsid="002a531f" style:font-weight-asian="normal" style:font-weight-complex="normal"/>
    </style:style>
    <style:style style:name="P35" style:family="paragraph" style:parent-style-name="Standard">
      <style:paragraph-properties fo:margin-left="0in" fo:margin-right="0in" fo:text-align="start" style:justify-single-word="false" fo:text-indent="0in" style:auto-text-indent="false"/>
      <style:text-properties fo:font-weight="normal" officeooo:rsid="0039f9ad" officeooo:paragraph-rsid="0039f9ad" style:font-weight-asian="normal"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font-weight="bold" officeooo:rsid="0039072a" officeooo:paragraph-rsid="0039072a" style:font-weight-asian="bold" style:font-weight-complex="bold"/>
    </style:style>
    <style:style style:name="P37" style:family="paragraph" style:parent-style-name="Standard">
      <style:paragraph-properties fo:margin-left="0in" fo:margin-right="0in" fo:text-align="start" style:justify-single-word="false" fo:text-indent="0in" style:auto-text-indent="false"/>
      <style:text-properties fo:font-weight="bold" officeooo:rsid="003ca387" officeooo:paragraph-rsid="003ca387" style:font-weight-asian="bold" style:font-weight-complex="bold"/>
    </style:style>
    <style:style style:name="P38" style:family="paragraph" style:parent-style-name="Standard">
      <style:paragraph-properties fo:margin-left="0in" fo:margin-right="0in" fo:text-align="start" style:justify-single-word="false" fo:text-indent="0in" style:auto-text-indent="false"/>
      <style:text-properties fo:font-weight="bold" officeooo:rsid="0040ad8a" officeooo:paragraph-rsid="0040ad8a" style:font-weight-asian="bold" style:font-weight-complex="bold"/>
    </style:style>
    <style:style style:name="T1" style:family="text">
      <style:text-properties officeooo:rsid="00164db1"/>
    </style:style>
    <style:style style:name="T2" style:family="text">
      <style:text-properties officeooo:rsid="00168c0c"/>
    </style:style>
    <style:style style:name="T3" style:family="text">
      <style:text-properties officeooo:rsid="00189726"/>
    </style:style>
    <style:style style:name="T4" style:family="text">
      <style:text-properties fo:font-weight="normal" style:font-weight-asian="normal" style:font-weight-complex="normal"/>
    </style:style>
    <style:style style:name="T5" style:family="text">
      <style:text-properties fo:font-weight="normal" officeooo:rsid="00193c6a" style:font-weight-asian="normal" style:font-weight-complex="normal"/>
    </style:style>
    <style:style style:name="T6" style:family="text">
      <style:text-properties fo:font-weight="normal" officeooo:rsid="001b347a" style:font-weight-asian="normal" style:font-weight-complex="normal"/>
    </style:style>
    <style:style style:name="T7" style:family="text">
      <style:text-properties fo:font-weight="normal" officeooo:rsid="003df0e6" style:font-weight-asian="normal" style:font-weight-complex="normal"/>
    </style:style>
    <style:style style:name="T8" style:family="text">
      <style:text-properties fo:font-weight="normal" officeooo:rsid="00422f5d" style:font-weight-asian="normal" style:font-weight-complex="normal"/>
    </style:style>
    <style:style style:name="T9" style:family="text">
      <style:text-properties style:text-position="sub 58%" fo:font-weight="normal" officeooo:rsid="001b347a" style:font-weight-asian="normal" style:font-weight-complex="normal"/>
    </style:style>
    <style:style style:name="T10" style:family="text">
      <style:text-properties style:text-position="0% 100%"/>
    </style:style>
    <style:style style:name="T11" style:family="text">
      <style:text-properties style:text-position="0% 100%" fo:font-weight="normal" style:font-weight-asian="normal" style:font-weight-complex="normal"/>
    </style:style>
    <style:style style:name="T12" style:family="text">
      <style:text-properties style:text-position="0% 100%" fo:font-weight="normal" officeooo:rsid="001b347a" style:font-weight-asian="normal" style:font-weight-complex="normal"/>
    </style:style>
    <style:style style:name="T13" style:family="text">
      <style:text-properties style:text-position="0% 100%" fo:font-weight="normal" officeooo:rsid="001f8e58" style:font-weight-asian="normal" style:font-weight-complex="normal"/>
    </style:style>
    <style:style style:name="T14" style:family="text">
      <style:text-properties style:text-position="0% 100%" fo:font-weight="normal" officeooo:rsid="0021410c" style:font-weight-asian="normal" style:font-weight-complex="normal"/>
    </style:style>
    <style:style style:name="T15" style:family="text">
      <style:text-properties style:text-position="0% 100%" fo:font-weight="normal" officeooo:rsid="00231b2b" style:font-weight-asian="normal" style:font-weight-complex="normal"/>
    </style:style>
    <style:style style:name="T16" style:family="text">
      <style:text-properties style:text-position="0% 100%" fo:font-weight="normal" officeooo:rsid="002811aa" style:font-weight-asian="normal" style:font-weight-complex="normal"/>
    </style:style>
    <style:style style:name="T17" style:family="text">
      <style:text-properties style:text-position="0% 100%" fo:font-weight="normal" officeooo:rsid="00293080" style:font-weight-asian="normal" style:font-weight-complex="normal"/>
    </style:style>
    <style:style style:name="T18" style:family="text">
      <style:text-properties style:text-position="0% 100%" fo:font-weight="normal" officeooo:rsid="002f7982" style:font-weight-asian="normal" style:font-weight-complex="normal"/>
    </style:style>
    <style:style style:name="T19" style:family="text">
      <style:text-properties style:text-position="0% 100%" fo:font-weight="normal" officeooo:rsid="00372c62" style:font-weight-asian="normal" style:font-weight-complex="normal"/>
    </style:style>
    <style:style style:name="T20" style:family="text">
      <style:text-properties style:text-position="0% 100%" officeooo:rsid="002f4ead"/>
    </style:style>
    <style:style style:name="T21" style:family="text">
      <style:text-properties style:text-position="0% 100%" officeooo:rsid="001f8e58"/>
    </style:style>
    <style:style style:name="T22" style:family="text">
      <style:text-properties officeooo:rsid="002a531f"/>
    </style:style>
    <style:style style:name="T23" style:family="text">
      <style:text-properties officeooo:rsid="002d8713"/>
    </style:style>
    <style:style style:name="T24" style:family="text">
      <style:text-properties officeooo:rsid="002f4ead"/>
    </style:style>
    <style:style style:name="T25" style:family="text">
      <style:text-properties officeooo:rsid="002f7982"/>
    </style:style>
    <style:style style:name="T26" style:family="text">
      <style:text-properties officeooo:rsid="00316a45"/>
    </style:style>
    <style:style style:name="T27" style:family="text">
      <style:text-properties officeooo:rsid="00341918"/>
    </style:style>
    <style:style style:name="T28" style:family="text">
      <style:text-properties officeooo:rsid="0035fc9f"/>
    </style:style>
    <style:style style:name="T29" style:family="text">
      <style:text-properties officeooo:rsid="003893ca"/>
    </style:style>
    <style:style style:name="T30" style:family="text">
      <style:text-properties officeooo:rsid="00148e34"/>
    </style:style>
    <style:style style:name="T31" style:family="text">
      <style:text-properties officeooo:rsid="003b5c01"/>
    </style:style>
    <style:style style:name="T32" style:family="text">
      <style:text-properties officeooo:rsid="003fef80"/>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tomated <text:span text:style-name="T1">Categorization for Streamed Tweets</text:span></text:p>
      <text:p text:style-name="P33"><text:span text:style-name="T30">Nathan Vance</text:span></text:p>
      <text:p text:style-name="P2">Goal</text:p>
      <text:p text:style-name="P3">Before streamed data such as tweets can be processed, <text:span text:style-name="T27">they</text:span> first must be categorized. Traditionally, this has been done by <text:span text:style-name="T28">crawling a constrained</text:span> geolocation, time period, or<text:span text:style-name="T28"> set of</text:span> keywords. This <text:span text:style-name="T2">approach to obtaining a focused dataset is desirable because it is possible to stream the data in real time, and it often succeeds in achieving the required focus, but at the expense of missing many tweets that may have been applicable but that didn't meet the search criteria. This results in systematically omitting data from the dataset, which can inhibit accuracy when it comes to applications such as truth discovery.</text:span></text:p>
      <text:p text:style-name="P3"/>
      <text:p text:style-name="P5">To overcome this obstacle, we develop<text:span text:style-name="T2"> a Categorizing Automaton for Tweets that are Streamed (CATS), which is available at [1].</text:span> CATS is a text classifier that uses clustering to assign categories to a stream of tweets. It handles data one tweet at a time, processing and assigning a category to each tweet before <text:span text:style-name="T23">proceeding to</text:span> the next. This makes it ideal for use as a stage in a data processing pipeline.</text:p>
      <text:p text:style-name="P4"/>
      <text:p text:style-name="P4">The input for CATS are the text body of a stream of tweets, and the output for each tweet is a human readable word or phrase representing the category that CATS assigned to the tweet. For example, given the tweet<text:span text:style-name="T3"> (pseudorandomly selected from the Inauguration dataset):</text:span></text:p>
      <text:p text:style-name="P7">Defeated US oligarch Hillary Clinton displays customary warmth and gaiety at installation of Donald Trump as Chief Warlord</text:p>
      <text:p text:style-name="P9">CATS may, correctly, select the category to be "trump".</text:p>
      <text:p text:style-name="P9"/>
      <text:p text:style-name="P13">Method</text:p>
      <text:p text:style-name="P9">CATS operates by selecting a set of potential topics that each tweet addresses, then clusters the tweets based on the topics. Multiple strategies for both topic extraction and clustering were investigated. Topic extraction techniques include:</text:p>
      <text:list xml:id="list433782844244010347" text:style-name="L2">
        <text:list-item>
          <text:p text:style-name="P29">NLTK Nouns<text:span text:style-name="T4">: </text:span><text:span text:style-name="T5">U</text:span><text:span text:style-name="T4">sing NLTK in Python, tag each word in the sentence. The nouns (NN and NN</text:span><text:span text:style-name="T5">P) are the potential topics. This was used as the baseline.</text:span></text:p>
        </text:list-item>
        <text:list-item>
          <text:p text:style-name="P30">Perceptron Entities<text:span text:style-name="T4">: Using a perceptron model trained on a twitter dataset, identify named entities. These named entities are the potential topics.</text:span></text:p>
        </text:list-item>
        <text:list-item>
          <text:p text:style-name="P30">Everything<text:span text:style-name="T4">: Split the tweet on whitespace. The resulting words are the potential topics.</text:span></text:p>
        </text:list-item>
      </text:list>
      <text:p text:style-name="P6"/>
      <text:p text:style-name="P6">Clustering techniques include:</text:p>
      <text:list xml:id="list5412666018563211717" text:style-name="L3">
        <text:list-item>
          <text:p text:style-name="P31">Naive Clustering<text:span text:style-name="T4">: Maintain a score for each topic. Every time a tweet is processed, increment each score for each topic in that tweet by ten, and decrement every nonzero score for every topic by one. The topic from the tweet with the highest score is the category assigned to the tweet.</text:span><text:span text:style-name="T6"> This was used as the baseline.</text:span></text:p>
        </text:list-item>
        <text:list-item>
          <text:p text:style-name="P31">K-Means Clustering<text:span text:style-name="T4">: For each tweet processed, cluster over that tweet and every tweet seen within a window (hardcoded as 100 tweets).</text:span><text:span text:style-name="T6"> Since the algorithm does not know how many clusters exist, it iterates over the interval [2, log</text:span><text:span text:style-name="T9">2</text:span><text:span text:style-name="T12">(# of Tweets)</text:span><text:span text:style-name="T19">)</text:span><text:span text:style-name="T12">, attempting a categorization with that many clusters. A score is computed</text:span><text:span text:style-name="T19"> as follows:</text:span></text:p>
        </text:list-item>
      </text:list>
      <text:p text:style-name="P28">score = sizeOfSmallestCluster / (# of Tweets / # of Clusters)</text:p>
      <text:p text:style-name="P8">Intuitively, a higher score (closer to 1)<text:span text:style-name="T29"> indicates</text:span> a more even distribution. This is indicative of a correct clustering, while the presence of single tweet clusters would indicate a poor clustering. The clustering that achieves the highest score is returned, and the most frequent topic from the tweets in the cluster that the processed tweet ended up in is returned as the <text:span text:style-name="T29">plain-text</text:span> category for that tweet.</text:p>
      <text:p text:style-name="P19"/>
      <text:p text:style-name="P25">Schemes under consideration included Open Set Recognition<text:span text:style-name="T25"> (OSR) [2]</text:span>, <text:span text:style-name="T24">an image recognition algorithm that can detect when elements fall outside of the sets already seen. While this was </text:span><text:soft-page-break/><text:span text:style-name="T24">promising for use as a component of a clustering algorithm, it requires a consistent length vector representation of the data being categorized, in our case, a list of topics. There are methods that exist and were investigated such as doc2vec [3] that condense a tweet down to a fixed length vector, however, we did not have much success with this route.</text:span></text:p>
      <text:p text:style-name="P25"/>
      <text:p text:style-name="P26">Instead of OSR, we <text:span text:style-name="T26">elected to use K-Means clustering with reclustering the tweets every time a new one is added. This solves the issue of variable length input by allowing us to treat the topics as a bag of words, where each unique topic has its own dimension in vector space. If a tweet contains a topic that has not yet been seen by CATS, then the topic is simply added to the language and all vectors are grown by one dimension.</text:span></text:p>
      <text:p text:style-name="P20"/>
      <text:p text:style-name="P27">Experiments</text:p>
      <text:p text:style-name="P14"><text:span text:style-name="T11">We obtained the </text:span><text:span text:style-name="T13">datasets used from </text:span><text:span text:style-name="T18">[4]</text:span><text:span text:style-name="T13"> (must be on campus to access), in particular, the datasets on McAfee, Ebola, Inauguration, and Charlottesville. These sets were chosen in part because certain parings provide us with disparate data (words used in the McAfee set are different than the Inauguration set), while others may be on different topics yet use the similar words (McAfee and Ebola both use the word "virus", and Inauguration and Charlottesville both talk about President Trump).</text:span></text:p>
      <text:p text:style-name="P21"/>
      <text:p text:style-name="P15"><text:span text:style-name="T13">T</text:span><text:span text:style-name="T11">he experimental setup was to randomly select a fixed number </text:span><text:span text:style-name="T14">of </text:span><text:span text:style-name="T11">tweets from each of a subset of the datasets, shuffle the tweets, and have CATS detect the categories for each tweet. CATS was evaluated based both on accuracy (the percentage of tweets correctly categorized) and precision (the </text:span><text:span text:style-name="T14">number of detected categories divided by actual categories</text:span><text:span text:style-name="T11">). Precision was defined this way because the point of CATS is to simplify the streamed data by dividing it into categories, so generating many categories with one or two tweets in them defeats the purpose.</text:span></text:p>
      <text:p text:style-name="P22"/>
      <text:p text:style-name="P22">This experiment was run for 10 trials of each combination of:</text:p>
      <text:list xml:id="list7436644041289932398" text:style-name="L4">
        <text:list-item>
          <text:p text:style-name="P32">Datasets: McAfee and Inauguration, or McAfee, Inauguration, Ebola, and Charlottesville</text:p>
        </text:list-item>
        <text:list-item>
          <text:p text:style-name="P32">Cluster Size: 100 or 1000 tweets randomly selected from each dataset</text:p>
        </text:list-item>
        <text:list-item>
          <text:p text:style-name="P32">Topic Extraction Method: NLTK Nouns (Base), Perceptron (Percep), or Everything (Every)</text:p>
        </text:list-item>
        <text:list-item>
          <text:p text:style-name="P32">Clustering Technique: Naive Clustering (Base), or K-Means Clustering (Cluster)</text:p>
        </text:list-item>
      </text:list>
      <text:p text:style-name="P23"/>
      <text:p text:style-name="P22">The accuracy and precision for each set of trials were averaged, and the results are below. Note that, in each case, higher values for accuracy and precision are better.</text:p>
      <text:p text:style-name="P22"/>
      <text:p text:style-name="P17"><text:span text:style-name="T11">As can be seen in Figure 1, </text:span><text:span text:style-name="T15">K-Means Clustering achieves marginally better accuracy than Naive Clustering in every category except for the Everything topic extraction</text:span><text:span text:style-name="T16">, where the results are ambiguous because of high levels of error. Note that a random category assignment would achieve 50% accuracy if it had prior knowledge of the number and identity of the categories, which CAT does not have access to.</text:span></text:p>
      <text:p text:style-name="P24"/>
      <text:p text:style-name="P17"><text:span text:style-name="T16">Over the precision metric in Figure 1, K-Means clustering is the clear winner,</text:span><text:span text:style-name="T15"> being over 5 times as high </text:span><text:span text:style-name="T16">as in Naive Clustering. Whereas Naive Clustering generated 66 clusters on average, K-Means clustering resulted in an average of only 12. </text:span><text:span text:style-name="T17">Since the unnecessary proliferation of false-alarm clusters has a negative impact on performance for later stages of the pipeline, using K-Means clustering is the best choice.</text:span></text:p>
      <text:p text:style-name="P16"/>
      <text:p text:style-name="P16"><draw:frame draw:style-name="fr1" draw:name="Object1" text:anchor-type="paragraph" svg:width="6.2984in" svg:height="3.5429in" draw:z-index="0"><draw:object xlink:href="./Object 1" xlink:type="simple" xlink:show="embed" xlink:actuate="onLoad"/><draw:image xlink:href="./ObjectReplacements/Object 1" xlink:type="simple" xlink:show="embed" xlink:actuate="onLoad"/></draw:frame><text:soft-page-break/></text:p>
      <text:p text:style-name="P10">When the number of clusters was increased to four (Figure 2), we found that the trend for precision persisted, with K-Means clustering continuing to achieve better results than the Naive clustering algorithm. However, with four clusters the Naive clustering algorithm achieves as good or better results. This <text:span text:style-name="T22">was</text:span> caused by <text:span text:style-name="T22">Naive clustering being less specific in teasing apart data, so it lumped Inauguration and Charlottesville both into the category "trump", which the scoring method counted as correct. Meanwhile, the K-Means algorithm correctly identified that they were different, but made more mistakes in the process.</text:span></text:p>
      <text:p text:style-name="P16"/>
      <text:p text:style-name="P11"><draw:frame draw:style-name="fr1" draw:name="Object2" text:anchor-type="paragraph" svg:width="6.2984in" svg:height="3.5429in" draw:z-index="1"><draw:object xlink:href="./Object 2" xlink:type="simple" xlink:show="embed" xlink:actuate="onLoad"/><draw:image xlink:href="./ObjectReplacements/Object 2" xlink:type="simple" xlink:show="embed" xlink:actuate="onLoad"/></draw:frame>#TODO: Discuss the rest</text:p>
      <text:p text:style-name="P11"/>
      <text:p text:style-name="P35">Of worthy note is that K-Means Clustering ran much more slowly than Naive Clustering.<text:span text:style-name="T31"> The running time per tweet once it gets going stays constant because</text:span> the window of tweets considered is kept constant<text:span text:style-name="T31">, so using K-Means Clustering is still theoretically viable for use in real time systems. However, we do not recommend its use in the mobile or embedded space yet.</text:span></text:p>
      <text:p text:style-name="P35"><text:soft-page-break/></text:p>
      <text:p text:style-name="P37">Future Work</text:p>
      <text:p text:style-name="P37"><text:span text:style-name="T4">We designed CATS to be able to adapt to a change in categories in real time, that is, topic A is tweeted about primarily in the first portion of the dataset but not in the second, where it is replaced by topic B. The accuracy and precision of this feature across different schemes have yet to be evaluated. Additionally, the performance of the schemes should be quantified and improved.</text:span></text:p>
      <text:p text:style-name="P37"><text:span text:style-name="T4"/></text:p>
      <text:p text:style-name="P37"><text:span text:style-name="T4">Another direction that this research could go in is leveraging OSR, perhaps through the use of neural networks or a more sophisticated </text:span><text:span text:style-name="T7">application</text:span><text:span text:style-name="T4"> of doc2vec.</text:span></text:p>
      <text:p text:style-name="P37"><text:span text:style-name="T4"/></text:p>
      <text:p text:style-name="P38"><text:span text:style-name="T4">Finally, we are interested in how the clustering algorithms would handle separating out the same datasets if they were interspersed among random twitter "noise". In real world examples,</text:span><text:span text:style-name="T8"> e</text:span><text:span text:style-name="T4">ven during a catastrophe some people are</text:span><text:span text:style-name="T8">n't interested in reporting on the emergency situation and instead</text:span><text:span text:style-name="T4"> shar</text:span><text:span text:style-name="T8">e</text:span><text:span text:style-name="T4"> pictures of their cats. CATS should be able to identify and isolate the relevant categories, even from among a substantial amount of noise. One way that this may possible is through the use of subcategories. For example, the top layer of categories may include </text:span><text:span text:style-name="T8">tweets about </text:span><text:span text:style-name="T4">cat</text:span><text:span text:style-name="T8">s</text:span><text:span text:style-name="T4">, dog</text:span><text:span text:style-name="T8">s</text:span><text:span text:style-name="T4">, and emergency situations. Someone interested in emergency relief would then use CATS to </text:span><text:span text:style-name="T8">explore</text:span><text:span text:style-name="T4"> the emergency situations category.</text:span></text:p>
      <text:p text:style-name="P11"/>
      <text:p text:style-name="P36">Conclusions</text:p>
      <text:p text:style-name="P35">In conclusion, we found that K-Means Clustering<text:span text:style-name="T32"> performed substantially better than the baseline, Naive Clustering, in precision, while in accuracy the results were inconclusive.</text:span></text:p>
      <text:p text:style-name="P11"/>
      <text:p text:style-name="P18">References</text:p>
      <text:p text:style-name="P12">[1] CATS:<text:tab/><text:span text:style-name="T2">https://github.com/NathanRVance/cats</text:span></text:p>
      <text:p text:style-name="P12">[2] OSR:<text:tab/>https://www.wjscheirer.com/projects/openset-recognition/</text:p>
      <text:p text:style-name="P12">[3] doc2vec:<text:tab/><text:span text:style-name="T20">https://radimrehurek.com/gensim/models/doc2vec.html</text:span></text:p>
      <text:p text:style-name="P12"><text:span text:style-name="T20">[</text:span><text:span text:style-name="T10">4] Datasets:<text:tab/></text:span><text:span text:style-name="T21">http://apollo2.cse.nd.edu/now/index.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Unifont" style:font-size-asian="10.5pt" style:language-asian="zh" style:country-asian="CN" style:font-name-complex="Unifont"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3T21:10:50.252046220</meta:creation-date>
    <dc:date>2017-12-15T09:05:27.379297759</dc:date>
    <meta:editing-duration>PT6H50M34S</meta:editing-duration>
    <meta:editing-cycles>27</meta:editing-cycles>
    <meta:generator>LibreOffice/5.2.7.2$Linux_X86_64 LibreOffice_project/20m0$Build-2</meta:generator>
    <meta:document-statistic meta:table-count="0" meta:image-count="0" meta:object-count="2" meta:page-count="4" meta:paragraph-count="45" meta:word-count="1509" meta:character-count="9423" meta:non-whitespace-character-count="796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chart:error-category="cell-rang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chart:error-category="cell-range" chart:error-upper-range="local-table.$B$2:.$B$7" chart:error-lower-range="local-table.$B$2:.$B$7"/>
      <style:graphic-properties draw:stroke="none" draw:fill-color="#004586" dr3d:edge-rounding="5%"/>
      <style:text-properties fo:font-size="10pt" style:font-size-asian="10pt" style:font-size-complex="10pt"/>
    </style:style>
    <style:style style:name="ch12" style:family="chart">
      <style:chart-properties chart:error-upper-indicator="true" chart:error-lower-indicator="true" chart:error-category="cell-range" chart:error-upper-range="local-table.$C$2:.$C$7" chart:error-lower-range="local-table.$D$2:.$D$7" loext:std-weight="1"/>
      <style:graphic-properties draw:stroke="solid" svg:stroke-width="0cm" svg:stroke-color="#000000" svg:stroke-opacity="100%" draw:stroke-linejoin="round"/>
    </style:style>
    <style:style style:name="ch13" style:family="chart" style:data-style-name="N0">
      <style:chart-properties chart:link-data-style-to-source="true" chart:error-category="cell-range" chart:error-upper-range="local-table.$B$2:.$B$7" chart:error-lower-range="local-table.$B$2:.$B$7"/>
      <style:graphic-properties draw:stroke="none" draw:fill-color="#ffd320" dr3d:edge-rounding="5%"/>
      <style:text-properties fo:font-size="10pt" style:font-size-asian="10pt" style:font-size-complex="10pt"/>
    </style:style>
    <style:style style:name="ch14" style:family="chart">
      <style:chart-properties chart:error-upper-indicator="true" chart:error-lower-indicator="true" chart:error-category="cell-range" chart:error-upper-range="local-table.$F$2:.$F$7" chart:error-lower-range="local-table.$G$2:.$G$7" loext:std-weight="1"/>
      <style:graphic-properties draw:stroke="solid" svg:stroke-width="0cm" svg:stroke-color="#000000" svg:stroke-opacity="100%" draw:stroke-linejoin="round"/>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8cm" svg:height="8.999cm" xlink:href="." xlink:type="simple" chart:class="chart:bar" chart:style-name="ch1">
        <chart:title svg:x="3.458cm" svg:y="0.315cm" chart:style-name="ch2">
          <text:p>Figure 1: Results for McAfee and Inauguration</text:p>
        </chart:title>
        <chart:subtitle svg:x="5.111cm" svg:y="1.273cm" chart:style-name="ch3">
          <text:p>2 Clusters with 100 Tweets Each</text:p>
        </chart:subtitle>
        <chart:legend svg:x="13.231cm" svg:y="2.485cm" style:legend-expansion="custom" chartooo:width="1.999cm" chartooo:height="1.095cm" style:legend-expansion-aspect-ratio="1.82557077625571" chart:style-name="ch4"/>
        <chart:plot-area chart:style-name="ch5" chart:data-source-has-labels="both" svg:x="1.33cm" svg:y="2.135cm" svg:width="14.349cm" svg:height="5.704cm">
          <chartooo:coordinate-region svg:x="1.951cm" svg:y="2.334cm" svg:width="13.728cm" svg:height="4.858cm"/>
          <chart:axis chart:dimension="x" chart:name="primary-x" chart:style-name="ch6" chartooo:axis-type="auto">
            <chartooo:date-scale/>
            <chart:title svg:x="6.833cm" svg:y="8.018cm" chart:style-name="ch7">
              <text:p>Categorization Method</text:p>
            </chart:title>
            <chart:categories table:cell-range-address="local-table.$A$2:.$A$7"/>
          </chart:axis>
          <chart:axis chart:dimension="y" chart:name="primary-y" chart:style-name="ch8">
            <chart:title svg:x="0.451cm" svg:y="5.6cm" chart:style-name="ch9">
              <text:p>Percent</text:p>
            </chart:title>
            <chart:grid chart:style-name="ch10" chart:class="major"/>
          </chart:axis>
          <chart:series chart:style-name="ch11" chart:values-cell-range-address="local-table.$B$2:.$B$7" chart:label-cell-address="local-table.$B$1" chart:class="chart:bar">
            <chart:error-indicator chart:style-name="ch12" chart:dimension="y"/>
            <chart:data-point chart:repeated="6"/>
          </chart:series>
          <chart:series chart:style-name="ch13" chart:values-cell-range-address="local-table.$E$2:.$E$7" chart:label-cell-address="local-table.$E$1" chart:class="chart:bar">
            <chart:error-indicator chart:style-name="ch14" chart:dimension="y"/>
            <chart:data-point chart:repeated="6"/>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Accuracy</text:p>
              </table:table-cell>
              <table:table-cell office:value-type="string">
                <text:p/>
              </table:table-cell>
              <table:table-cell office:value-type="string">
                <text:p/>
              </table:table-cell>
              <table:table-cell office:value-type="string">
                <text:p>Precision</text:p>
              </table:table-cell>
              <table:table-cell office:value-type="string">
                <text:p/>
              </table:table-cell>
              <table:table-cell office:value-type="string">
                <text:p/>
              </table:table-cell>
            </table:table-row>
          </table:table-header-rows>
          <table:table-rows>
            <table:table-row>
              <table:table-cell office:value-type="string">
                <text:p>BaseBase</text:p>
              </table:table-cell>
              <table:table-cell office:value-type="float" office:value="56.8">
                <text:p>56.8</text:p>
              </table:table-cell>
              <table:table-cell office:value-type="float" office:value="3.03864004668755">
                <text:p>3.03864004668755</text:p>
              </table:table-cell>
              <table:table-cell office:value-type="float" office:value="3.03864004668755">
                <text:p>3.03864004668755</text:p>
              </table:table-cell>
              <table:table-cell office:value-type="float" office:value="2.83513087658791">
                <text:p>2.83513087658791</text:p>
              </table:table-cell>
              <table:table-cell office:value-type="float" office:value="0.21819674528731">
                <text:p>0.21819674528731</text:p>
              </table:table-cell>
              <table:table-cell office:value-type="float" office:value="0.21819674528731">
                <text:p>0.21819674528731</text:p>
              </table:table-cell>
            </table:table-row>
            <table:table-row>
              <table:table-cell office:value-type="string">
                <text:p>PercepBase</text:p>
              </table:table-cell>
              <table:table-cell office:value-type="float" office:value="49.45">
                <text:p>49.45</text:p>
              </table:table-cell>
              <table:table-cell office:value-type="float" office:value="2.67135005401971">
                <text:p>2.67135005401971</text:p>
              </table:table-cell>
              <table:table-cell office:value-type="float" office:value="2.67135005401971">
                <text:p>2.67135005401971</text:p>
              </table:table-cell>
              <table:table-cell office:value-type="float" office:value="2.29827866925669">
                <text:p>2.29827866925669</text:p>
              </table:table-cell>
              <table:table-cell office:value-type="float" office:value="0.137213966654696">
                <text:p>0.137213966654696</text:p>
              </table:table-cell>
              <table:table-cell office:value-type="float" office:value="0.137213966654696">
                <text:p>0.137213966654696</text:p>
              </table:table-cell>
            </table:table-row>
            <table:table-row>
              <table:table-cell office:value-type="string">
                <text:p>EveryBase</text:p>
              </table:table-cell>
              <table:table-cell office:value-type="float" office:value="37.05">
                <text:p>37.05</text:p>
              </table:table-cell>
              <table:table-cell office:value-type="float" office:value="7.28945204464033">
                <text:p>7.28945204464033</text:p>
              </table:table-cell>
              <table:table-cell office:value-type="float" office:value="7.28945204464033">
                <text:p>7.28945204464033</text:p>
              </table:table-cell>
              <table:table-cell office:value-type="float" office:value="4.97024187904358">
                <text:p>4.97024187904358</text:p>
              </table:table-cell>
              <table:table-cell office:value-type="float" office:value="0.415676180526372">
                <text:p>0.415676180526372</text:p>
              </table:table-cell>
              <table:table-cell office:value-type="float" office:value="0.415676180526372">
                <text:p>0.415676180526372</text:p>
              </table:table-cell>
            </table:table-row>
            <table:table-row>
              <table:table-cell office:value-type="string">
                <text:p>BaseCluster</text:p>
              </table:table-cell>
              <table:table-cell office:value-type="float" office:value="68.95">
                <text:p>68.95</text:p>
              </table:table-cell>
              <table:table-cell office:value-type="float" office:value="5.7079379425109">
                <text:p>5.7079379425109</text:p>
              </table:table-cell>
              <table:table-cell office:value-type="float" office:value="5.7079379425109">
                <text:p>5.7079379425109</text:p>
              </table:table-cell>
              <table:table-cell office:value-type="float" office:value="19.3137140637141">
                <text:p>19.3137140637141</text:p>
              </table:table-cell>
              <table:table-cell office:value-type="float" office:value="5.62130602793576">
                <text:p>5.62130602793576</text:p>
              </table:table-cell>
              <table:table-cell office:value-type="float" office:value="5.62130602793576">
                <text:p>5.62130602793576</text:p>
              </table:table-cell>
            </table:table-row>
            <table:table-row>
              <table:table-cell office:value-type="string">
                <text:p>PercepCluster</text:p>
              </table:table-cell>
              <table:table-cell office:value-type="float" office:value="64.65">
                <text:p>64.65</text:p>
              </table:table-cell>
              <table:table-cell office:value-type="float" office:value="4.28855064872349">
                <text:p>4.28855064872349</text:p>
              </table:table-cell>
              <table:table-cell office:value-type="float" office:value="4.28855064872349">
                <text:p>4.28855064872349</text:p>
              </table:table-cell>
              <table:table-cell office:value-type="float" office:value="20.7222222222222">
                <text:p>20.7222222222222</text:p>
              </table:table-cell>
              <table:table-cell office:value-type="float" office:value="7.38909774140921">
                <text:p>7.38909774140921</text:p>
              </table:table-cell>
              <table:table-cell office:value-type="float" office:value="7.38909774140921">
                <text:p>7.38909774140921</text:p>
              </table:table-cell>
            </table:table-row>
            <table:table-row>
              <table:table-cell office:value-type="string">
                <text:p>EveryCluster</text:p>
              </table:table-cell>
              <table:table-cell office:value-type="float" office:value="30.95">
                <text:p>30.95</text:p>
              </table:table-cell>
              <table:table-cell office:value-type="float" office:value="8.9983023090161">
                <text:p>8.9983023090161</text:p>
              </table:table-cell>
              <table:table-cell office:value-type="float" office:value="8.9983023090161">
                <text:p>8.9983023090161</text:p>
              </table:table-cell>
              <table:table-cell office:value-type="float" office:value="14.0034117630026">
                <text:p>14.0034117630026</text:p>
              </table:table-cell>
              <table:table-cell office:value-type="float" office:value="2.52594901949897">
                <text:p>2.52594901949897</text:p>
              </table:table-cell>
              <table:table-cell office:value-type="float" office:value="2.52594901949897">
                <text:p>2.5259490194989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chart:error-category="cell-rang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chart:error-category="cell-range" chart:error-upper-range="local-table.$B$2:.$B$7" chart:error-lower-range="local-table.$B$2:.$B$7"/>
      <style:graphic-properties draw:stroke="none" draw:fill-color="#004586" dr3d:edge-rounding="5%"/>
      <style:text-properties fo:font-size="10pt" style:font-size-asian="10pt" style:font-size-complex="10pt"/>
    </style:style>
    <style:style style:name="ch12" style:family="chart">
      <style:chart-properties chart:error-upper-indicator="true" chart:error-lower-indicator="true" chart:error-category="cell-range" chart:error-upper-range="local-table.$C$2:.$C$7" chart:error-lower-range="local-table.$D$2:.$D$7" loext:std-weight="1"/>
      <style:graphic-properties draw:stroke="solid" svg:stroke-width="0cm" svg:stroke-color="#000000" svg:stroke-opacity="100%" draw:stroke-linejoin="round"/>
    </style:style>
    <style:style style:name="ch13" style:family="chart" style:data-style-name="N0">
      <style:chart-properties chart:link-data-style-to-source="true" chart:error-category="cell-range" chart:error-upper-range="local-table.$B$2:.$B$7" chart:error-lower-range="local-table.$B$2:.$B$7"/>
      <style:graphic-properties draw:stroke="none" draw:fill-color="#ffd320" dr3d:edge-rounding="5%"/>
      <style:text-properties fo:font-size="10pt" style:font-size-asian="10pt" style:font-size-complex="10pt"/>
    </style:style>
    <style:style style:name="ch14" style:family="chart">
      <style:chart-properties chart:error-upper-indicator="true" chart:error-lower-indicator="true" chart:error-category="cell-range" chart:error-upper-range="local-table.$F$2:.$F$7" chart:error-lower-range="local-table.$G$2:.$G$7" loext:std-weight="1"/>
      <style:graphic-properties draw:stroke="solid" svg:stroke-width="0cm" svg:stroke-color="#000000" svg:stroke-opacity="100%" draw:stroke-linejoin="round"/>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8cm" svg:height="8.999cm" xlink:href="." xlink:type="simple" chart:class="chart:bar" chart:style-name="ch1">
        <chart:title svg:x="1.275cm" svg:y="0.315cm" chart:style-name="ch2">
          <text:p>Figure 2: Results for McAfee, Inaugeration, Ebola, and Charlottesville</text:p>
        </chart:title>
        <chart:subtitle svg:x="5.111cm" svg:y="1.273cm" chart:style-name="ch3">
          <text:p>4 Clusters with 100 Tweets Each</text:p>
        </chart:subtitle>
        <chart:legend svg:x="13.019cm" svg:y="2.708cm" style:legend-expansion="custom" chartooo:width="1.999cm" chartooo:height="1.095cm" style:legend-expansion-aspect-ratio="1.82557077625571" chart:style-name="ch4"/>
        <chart:plot-area chart:style-name="ch5" chart:data-source-has-labels="both" svg:x="1.33cm" svg:y="2.135cm" svg:width="14.349cm" svg:height="5.704cm">
          <chartooo:coordinate-region svg:x="1.951cm" svg:y="2.334cm" svg:width="13.728cm" svg:height="4.858cm"/>
          <chart:axis chart:dimension="x" chart:name="primary-x" chart:style-name="ch6" chartooo:axis-type="auto">
            <chartooo:date-scale/>
            <chart:title svg:x="6.833cm" svg:y="8.018cm" chart:style-name="ch7">
              <text:p>Categorization Method</text:p>
            </chart:title>
            <chart:categories table:cell-range-address="local-table.$A$2:.$A$7"/>
          </chart:axis>
          <chart:axis chart:dimension="y" chart:name="primary-y" chart:style-name="ch8">
            <chart:title svg:x="0.451cm" svg:y="5.6cm" chart:style-name="ch9">
              <text:p>Percent</text:p>
            </chart:title>
            <chart:grid chart:style-name="ch10" chart:class="major"/>
          </chart:axis>
          <chart:series chart:style-name="ch11" chart:values-cell-range-address="local-table.$B$2:.$B$7" chart:label-cell-address="local-table.$B$1" chart:class="chart:bar">
            <chart:error-indicator chart:style-name="ch12" chart:dimension="y"/>
            <chart:data-point chart:repeated="6"/>
          </chart:series>
          <chart:series chart:style-name="ch13" chart:values-cell-range-address="local-table.$E$2:.$E$7" chart:label-cell-address="local-table.$E$1" chart:class="chart:bar">
            <chart:error-indicator chart:style-name="ch14" chart:dimension="y"/>
            <chart:data-point chart:repeated="6"/>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Accuracy</text:p>
              </table:table-cell>
              <table:table-cell office:value-type="string">
                <text:p/>
              </table:table-cell>
              <table:table-cell office:value-type="string">
                <text:p/>
              </table:table-cell>
              <table:table-cell office:value-type="string">
                <text:p>Precision</text:p>
              </table:table-cell>
              <table:table-cell office:value-type="string">
                <text:p/>
              </table:table-cell>
              <table:table-cell office:value-type="string">
                <text:p/>
              </table:table-cell>
            </table:table-row>
          </table:table-header-rows>
          <table:table-rows>
            <table:table-row>
              <table:table-cell office:value-type="string">
                <text:p>BaseBase</text:p>
              </table:table-cell>
              <table:table-cell office:value-type="float" office:value="42.75">
                <text:p>42.75</text:p>
              </table:table-cell>
              <table:table-cell office:value-type="float" office:value="2.44948974278318">
                <text:p>2.44948974278318</text:p>
              </table:table-cell>
              <table:table-cell office:value-type="float" office:value="2.44948974278318">
                <text:p>2.44948974278318</text:p>
              </table:table-cell>
              <table:table-cell office:value-type="float" office:value="2.33230138851131">
                <text:p>2.33230138851131</text:p>
              </table:table-cell>
              <table:table-cell office:value-type="float" office:value="0.134206336725732">
                <text:p>0.134206336725732</text:p>
              </table:table-cell>
              <table:table-cell office:value-type="float" office:value="0.134206336725732">
                <text:p>0.134206336725732</text:p>
              </table:table-cell>
            </table:table-row>
            <table:table-row>
              <table:table-cell office:value-type="string">
                <text:p>PercepBase</text:p>
              </table:table-cell>
              <table:table-cell office:value-type="float" office:value="38.675">
                <text:p>38.675</text:p>
              </table:table-cell>
              <table:table-cell office:value-type="float" office:value="2.64588254547409">
                <text:p>2.64588254547409</text:p>
              </table:table-cell>
              <table:table-cell office:value-type="float" office:value="2.64588254547409">
                <text:p>2.64588254547409</text:p>
              </table:table-cell>
              <table:table-cell office:value-type="float" office:value="2.15408999989135">
                <text:p>2.15408999989135</text:p>
              </table:table-cell>
              <table:table-cell office:value-type="float" office:value="0.121349093268079">
                <text:p>0.121349093268079</text:p>
              </table:table-cell>
              <table:table-cell office:value-type="float" office:value="0.121349093268079">
                <text:p>0.121349093268079</text:p>
              </table:table-cell>
            </table:table-row>
            <table:table-row>
              <table:table-cell office:value-type="string">
                <text:p>EveryBase</text:p>
              </table:table-cell>
              <table:table-cell office:value-type="float" office:value="22.6">
                <text:p>22.6</text:p>
              </table:table-cell>
              <table:table-cell office:value-type="float" office:value="3.91790760483195">
                <text:p>3.91790760483195</text:p>
              </table:table-cell>
              <table:table-cell office:value-type="float" office:value="3.91790760483195">
                <text:p>3.91790760483195</text:p>
              </table:table-cell>
              <table:table-cell office:value-type="float" office:value="6.62663831023486">
                <text:p>6.62663831023486</text:p>
              </table:table-cell>
              <table:table-cell office:value-type="float" office:value="0.815747139965068">
                <text:p>0.815747139965068</text:p>
              </table:table-cell>
              <table:table-cell office:value-type="float" office:value="0.815747139965068">
                <text:p>0.815747139965068</text:p>
              </table:table-cell>
            </table:table-row>
            <table:table-row>
              <table:table-cell office:value-type="string">
                <text:p>BaseCluster</text:p>
              </table:table-cell>
              <table:table-cell office:value-type="float" office:value="37.475">
                <text:p>37.475</text:p>
              </table:table-cell>
              <table:table-cell office:value-type="float" office:value="2.28354621878633">
                <text:p>2.28354621878633</text:p>
              </table:table-cell>
              <table:table-cell office:value-type="float" office:value="2.28354621878633">
                <text:p>2.28354621878633</text:p>
              </table:table-cell>
              <table:table-cell office:value-type="float" office:value="22.5933796165994">
                <text:p>22.5933796165994</text:p>
              </table:table-cell>
              <table:table-cell office:value-type="float" office:value="2.44605964031687">
                <text:p>2.44605964031687</text:p>
              </table:table-cell>
              <table:table-cell office:value-type="float" office:value="2.44605964031687">
                <text:p>2.44605964031687</text:p>
              </table:table-cell>
            </table:table-row>
            <table:table-row>
              <table:table-cell office:value-type="string">
                <text:p>PercepCluster</text:p>
              </table:table-cell>
              <table:table-cell office:value-type="float" office:value="35.775">
                <text:p>35.775</text:p>
              </table:table-cell>
              <table:table-cell office:value-type="float" office:value="3.65803909219133">
                <text:p>3.65803909219133</text:p>
              </table:table-cell>
              <table:table-cell office:value-type="float" office:value="3.65803909219133">
                <text:p>3.65803909219133</text:p>
              </table:table-cell>
              <table:table-cell office:value-type="float" office:value="23.8975071457909">
                <text:p>23.8975071457909</text:p>
              </table:table-cell>
              <table:table-cell office:value-type="float" office:value="4.92498427336991">
                <text:p>4.92498427336991</text:p>
              </table:table-cell>
              <table:table-cell office:value-type="float" office:value="4.92498427336991">
                <text:p>4.92498427336991</text:p>
              </table:table-cell>
            </table:table-row>
            <table:table-row>
              <table:table-cell office:value-type="string">
                <text:p>EveryCluster</text:p>
              </table:table-cell>
              <table:table-cell office:value-type="float" office:value="12.825">
                <text:p>12.825</text:p>
              </table:table-cell>
              <table:table-cell office:value-type="float" office:value="3.63824209688629">
                <text:p>3.63824209688629</text:p>
              </table:table-cell>
              <table:table-cell office:value-type="float" office:value="3.63824209688629">
                <text:p>3.63824209688629</text:p>
              </table:table-cell>
              <table:table-cell office:value-type="float" office:value="20.2995348992253">
                <text:p>20.2995348992253</text:p>
              </table:table-cell>
              <table:table-cell office:value-type="float" office:value="3.29113636784718">
                <text:p>3.29113636784718</text:p>
              </table:table-cell>
              <table:table-cell office:value-type="float" office:value="3.29113636784718">
                <text:p>3.2911363678471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